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, 'Times New Roman'"/>
    <style:font-face style:name="Lohit Hindi1" svg:font-family="'Lohit Hindi'"/>
    <style:font-face style:name="DejaVu Sans1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Roman No9 L" svg:font-family="'Nimbus Roman No9 L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Byline">
      <style:text-properties style:font-name="Arial"/>
    </style:style>
    <style:style style:name="P2" style:family="paragraph" style:parent-style-name="Affiliation">
      <style:text-properties style:font-name="Arial"/>
    </style:style>
    <style:style style:name="P3" style:family="paragraph" style:parent-style-name="Affiliation">
      <style:text-properties style:font-name="Arial" officeooo:rsid="00333157" officeooo:paragraph-rsid="00456e59"/>
    </style:style>
    <style:style style:name="P4" style:family="paragraph" style:parent-style-name="Affiliation">
      <style:text-properties officeooo:rsid="00333157" officeooo:paragraph-rsid="00333157"/>
    </style:style>
    <style:style style:name="P5" style:family="paragraph" style:parent-style-name="Text_20_body">
      <style:paragraph-properties fo:text-align="justify" style:justify-single-word="false" fo:hyphenation-ladder-count="no-limit"/>
      <style:text-properties officeooo:paragraph-rsid="001ed234" fo:hyphenate="true" fo:hyphenation-remain-char-count="2" fo:hyphenation-push-char-count="2"/>
    </style:style>
    <style:style style:name="P6" style:family="paragraph" style:parent-style-name="Text_20_body">
      <style:paragraph-properties fo:text-align="justify" style:justify-single-word="false" fo:hyphenation-ladder-count="no-limit"/>
      <style:text-properties officeooo:paragraph-rsid="002db753" fo:hyphenate="true" fo:hyphenation-remain-char-count="2" fo:hyphenation-push-char-count="2"/>
    </style:style>
    <style:style style:name="P7" style:family="paragraph" style:parent-style-name="Text_20_body">
      <style:paragraph-properties fo:text-align="justify" style:justify-single-word="false" fo:hyphenation-ladder-count="no-limit"/>
      <style:text-properties officeooo:paragraph-rsid="00370110" fo:hyphenate="true" fo:hyphenation-remain-char-count="2" fo:hyphenation-push-char-count="2"/>
    </style:style>
    <style:style style:name="P8" style:family="paragraph" style:parent-style-name="Text_20_body">
      <style:paragraph-properties fo:text-align="justify" style:justify-single-word="false" fo:hyphenation-ladder-count="no-limit"/>
      <style:text-properties officeooo:paragraph-rsid="0043cf61" fo:hyphenate="true" fo:hyphenation-remain-char-count="2" fo:hyphenation-push-char-count="2"/>
    </style:style>
    <style:style style:name="P9" style:family="paragraph" style:parent-style-name="Text_20_body">
      <style:paragraph-properties fo:text-align="justify" style:justify-single-word="false" fo:hyphenation-ladder-count="no-limit"/>
      <style:text-properties fo:font-size="10pt" fo:language="en" fo:country="US" officeooo:rsid="0043cf61" officeooo:paragraph-rsid="0043cf61" style:font-size-asian="10pt" style:font-size-complex="10pt" fo:hyphenate="true" fo:hyphenation-remain-char-count="2" fo:hyphenation-push-char-count="2"/>
    </style:style>
    <style:style style:name="P10" style:family="paragraph" style:parent-style-name="Text_20_body">
      <style:paragraph-properties fo:margin-left="0cm" fo:margin-right="0cm" fo:text-align="justify" style:justify-single-word="false" fo:hyphenation-ladder-count="no-limit" fo:text-indent="0cm" style:auto-text-indent="false"/>
      <style:text-properties officeooo:paragraph-rsid="001d5baf" fo:hyphenate="true" fo:hyphenation-remain-char-count="2" fo:hyphenation-push-char-count="2"/>
    </style:style>
    <style:style style:name="P11" style:family="paragraph" style:parent-style-name="Affiliation">
      <style:text-properties style:font-name="Arial" officeooo:rsid="004b1b2b" officeooo:paragraph-rsid="0049aba9"/>
    </style:style>
    <style:style style:name="P12" style:family="paragraph" style:parent-style-name="Title" style:master-page-name="Standard">
      <style:paragraph-properties style:page-number="auto"/>
      <style:text-properties style:font-name="Arial" fo:font-size="12pt" fo:font-weight="bold" officeooo:paragraph-rsid="00456e59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45968" style:font-size-asian="10pt" style:font-size-complex="10pt"/>
    </style:style>
    <style:style style:name="T3" style:family="text">
      <style:text-properties fo:font-size="10pt" officeooo:rsid="001629a0" style:font-size-asian="10pt" style:font-size-complex="10pt"/>
    </style:style>
    <style:style style:name="T4" style:family="text">
      <style:text-properties fo:font-size="10pt" officeooo:rsid="0016ce7d" style:font-size-asian="10pt" style:font-size-complex="10pt"/>
    </style:style>
    <style:style style:name="T5" style:family="text">
      <style:text-properties fo:font-size="10pt" officeooo:rsid="00180f03" style:font-size-asian="10pt" style:font-size-complex="10pt"/>
    </style:style>
    <style:style style:name="T6" style:family="text">
      <style:text-properties fo:font-size="10pt" officeooo:rsid="001be590" style:font-size-asian="10pt" style:font-size-complex="10pt"/>
    </style:style>
    <style:style style:name="T7" style:family="text">
      <style:text-properties fo:font-size="10pt" officeooo:rsid="0020abdc" style:font-size-asian="10pt" style:font-size-complex="10pt"/>
    </style:style>
    <style:style style:name="T8" style:family="text">
      <style:text-properties fo:font-size="10pt" officeooo:rsid="0021ced1" style:font-size-asian="10pt" style:font-size-complex="10pt"/>
    </style:style>
    <style:style style:name="T9" style:family="text">
      <style:text-properties fo:font-size="10pt" officeooo:rsid="00239da9" style:font-size-asian="10pt" style:font-size-complex="10pt"/>
    </style:style>
    <style:style style:name="T10" style:family="text">
      <style:text-properties fo:font-size="10pt" officeooo:rsid="00246494" style:font-size-asian="10pt" style:font-size-complex="10pt"/>
    </style:style>
    <style:style style:name="T11" style:family="text">
      <style:text-properties fo:font-size="10pt" officeooo:rsid="0035871f" style:font-size-asian="10pt" style:font-size-complex="10pt"/>
    </style:style>
    <style:style style:name="T12" style:family="text">
      <style:text-properties fo:font-size="10pt" officeooo:rsid="00370110" style:font-size-asian="10pt" style:font-size-complex="10pt"/>
    </style:style>
    <style:style style:name="T13" style:family="text">
      <style:text-properties fo:font-size="10pt" officeooo:rsid="004826c8" style:font-size-asian="10pt" style:font-size-complex="10pt"/>
    </style:style>
    <style:style style:name="T14" style:family="text">
      <style:text-properties fo:font-size="10pt" officeooo:rsid="004b1b2b" style:font-size-asian="10pt" style:font-size-complex="10pt"/>
    </style:style>
    <style:style style:name="T15" style:family="text">
      <style:text-properties fo:font-size="10pt" officeooo:rsid="00535973" style:font-size-asian="10pt" style:font-size-complex="10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10pt" fo:font-style="italic" officeooo:rsid="00145968" style:font-size-asian="10pt" style:font-style-asian="italic" style:font-size-complex="10pt" style:font-style-complex="italic"/>
    </style:style>
    <style:style style:name="T18" style:family="text">
      <style:text-properties fo:font-size="10pt" fo:language="en" fo:country="US" officeooo:rsid="00246494" style:font-size-asian="10pt" style:font-size-complex="10pt"/>
    </style:style>
    <style:style style:name="T19" style:family="text">
      <style:text-properties fo:font-size="10pt" fo:language="en" fo:country="US" officeooo:rsid="00261d82" style:font-size-asian="10pt" style:font-size-complex="10pt"/>
    </style:style>
    <style:style style:name="T20" style:family="text">
      <style:text-properties fo:font-size="10pt" fo:language="en" fo:country="US" officeooo:rsid="002651bb" style:font-size-asian="10pt" style:font-size-complex="10pt"/>
    </style:style>
    <style:style style:name="T21" style:family="text">
      <style:text-properties fo:font-size="10pt" fo:language="en" fo:country="US" officeooo:rsid="0027f637" style:font-size-asian="10pt" style:font-size-complex="10pt"/>
    </style:style>
    <style:style style:name="T22" style:family="text">
      <style:text-properties fo:font-size="10pt" fo:language="en" fo:country="US" officeooo:rsid="002898b5" style:font-size-asian="10pt" style:font-size-complex="10pt"/>
    </style:style>
    <style:style style:name="T23" style:family="text">
      <style:text-properties fo:font-size="10pt" fo:language="en" fo:country="US" officeooo:rsid="002aae55" style:font-size-asian="10pt" style:font-size-complex="10pt"/>
    </style:style>
    <style:style style:name="T24" style:family="text">
      <style:text-properties fo:font-size="10pt" fo:language="en" fo:country="US" officeooo:rsid="0035871f" style:font-size-asian="10pt" style:font-size-complex="10pt"/>
    </style:style>
    <style:style style:name="T25" style:family="text">
      <style:text-properties fo:font-size="10pt" fo:language="en" fo:country="US" officeooo:rsid="00370110" style:font-size-asian="10pt" style:font-size-complex="10pt"/>
    </style:style>
    <style:style style:name="T26" style:family="text">
      <style:text-properties fo:font-size="10pt" fo:language="en" fo:country="US" officeooo:rsid="00406fbd" style:font-size-asian="10pt" style:font-size-complex="10pt"/>
    </style:style>
    <style:style style:name="T27" style:family="text">
      <style:text-properties fo:font-size="10pt" fo:language="en" fo:country="US" officeooo:rsid="0043cf61" style:font-size-asian="10pt" style:font-size-complex="10pt"/>
    </style:style>
    <style:style style:name="T28" style:family="text">
      <style:text-properties fo:font-size="10pt" fo:language="en" fo:country="US" officeooo:rsid="00456e59" style:font-size-asian="10pt" style:font-size-complex="10pt"/>
    </style:style>
    <style:style style:name="T29" style:family="text">
      <style:text-properties fo:font-size="10pt" fo:language="en" fo:country="US" officeooo:rsid="00470bac" style:font-size-asian="10pt" style:font-size-complex="10pt"/>
    </style:style>
    <style:style style:name="T30" style:family="text">
      <style:text-properties fo:font-size="10pt" fo:language="en" fo:country="US" officeooo:rsid="004b1b2b" style:font-size-asian="10pt" style:font-size-complex="10pt"/>
    </style:style>
    <style:style style:name="T31" style:family="text">
      <style:text-properties fo:font-size="10pt" fo:language="en" fo:country="US" officeooo:rsid="004caf2a" style:font-size-asian="10pt" style:font-size-complex="10pt"/>
    </style:style>
    <style:style style:name="T32" style:family="text">
      <style:text-properties fo:font-size="10pt" fo:language="en" fo:country="US" fo:font-style="italic" officeooo:rsid="002aae55" style:font-size-asian="10pt" style:font-style-asian="italic" style:font-size-complex="10pt" style:font-style-complex="italic"/>
    </style:style>
    <style:style style:name="T33" style:family="text">
      <style:text-properties fo:font-size="10pt" fo:language="en" fo:country="US" fo:font-style="italic" officeooo:rsid="002b0ec9" style:font-size-asian="10pt" style:font-style-asian="italic" style:font-size-complex="10pt" style:font-style-complex="italic"/>
    </style:style>
    <style:style style:name="T34" style:family="text">
      <style:text-properties fo:font-size="10pt" fo:language="en" fo:country="US" fo:font-style="italic" officeooo:rsid="002db753" style:font-size-asian="10pt" style:font-style-asian="italic" style:font-size-complex="10pt" style:font-style-complex="italic"/>
    </style:style>
    <style:style style:name="T35" style:family="text">
      <style:text-properties fo:font-size="10pt" fo:language="en" fo:country="US" fo:font-style="normal" officeooo:rsid="002b0ec9" style:font-size-asian="10pt" style:font-style-asian="normal" style:font-size-complex="10pt" style:font-style-complex="normal"/>
    </style:style>
    <style:style style:name="T36" style:family="text">
      <style:text-properties fo:font-size="10pt" fo:language="en" fo:country="US" fo:font-style="normal" officeooo:rsid="002db753" style:font-size-asian="10pt" style:font-style-asian="normal" style:font-size-complex="10pt" style:font-style-complex="normal"/>
    </style:style>
    <style:style style:name="T37" style:family="text">
      <style:text-properties fo:font-size="10pt" fo:language="en" fo:country="US" fo:font-style="normal" officeooo:rsid="00370110" style:font-size-asian="10pt" style:font-style-asian="normal" style:font-size-complex="10pt" style:font-style-complex="normal"/>
    </style:style>
    <style:style style:name="T38" style:family="text">
      <style:text-properties fo:font-size="10pt" fo:language="en" fo:country="US" fo:font-style="normal" officeooo:rsid="004caf2a" style:font-size-asian="10pt" style:font-style-asian="normal" style:font-size-complex="10pt" style:font-style-complex="normal"/>
    </style:style>
    <style:style style:name="T39" style:family="text">
      <style:text-properties fo:font-size="10pt" fo:language="en" fo:country="US" fo:font-style="normal" fo:font-weight="bold" officeooo:rsid="002db753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fo:font-size="10pt" fo:language="en" fo:country="US" fo:font-weight="bold" officeooo:rsid="0043cf61" style:font-size-asian="10pt" style:font-weight-asian="bold" style:font-size-complex="10pt" style:font-weight-complex="bold"/>
    </style:style>
    <style:style style:name="T41" style:family="text">
      <style:text-properties fo:font-size="10pt" fo:font-style="normal" officeooo:rsid="002b0ec9" style:font-size-asian="10pt" style:font-style-asian="normal" style:font-size-complex="10pt" style:font-style-complex="normal"/>
    </style:style>
    <style:style style:name="T42" style:family="text">
      <style:text-properties officeooo:rsid="0013e030"/>
    </style:style>
    <style:style style:name="T43" style:family="text">
      <style:text-properties officeooo:rsid="0016ce7d"/>
    </style:style>
    <style:style style:name="T44" style:family="text">
      <style:text-properties officeooo:rsid="00456e59"/>
    </style:style>
    <style:style style:name="T45" style:family="text">
      <style:text-properties officeooo:rsid="00473a91"/>
    </style:style>
    <style:style style:name="T46" style:family="text">
      <style:text-properties officeooo:rsid="0049aba9"/>
    </style:style>
    <style:style style:name="T47" style:family="text">
      <style:text-properties officeooo:rsid="004caf2a"/>
    </style:style>
    <style:style style:name="T48" style:family="text">
      <style:text-properties officeooo:rsid="0051a73e"/>
    </style:style>
    <style:style style:name="T49" style:family="text">
      <style:text-properties style:text-position="super 58%" officeooo:rsid="00591e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8">M</text:span><text:span text:style-name="T24">ulti-</text:span><text:span text:style-name="T28">D</text:span><text:span text:style-name="T24">omain </text:span><text:span text:style-name="T29">Short Term </text:span><text:span text:style-name="T28">Heart Rate Variability Analysis <text:s/></text:span><text:span text:style-name="T24">to </text:span><text:span text:style-name="T28">D</text:span><text:span text:style-name="T24">etect </text:span><text:span text:style-name="T30">Single Night Sleep Deprivation</text:span><text:span text:style-name="T24"> on </text:span><text:span text:style-name="T28">D</text:span><text:span text:style-name="T24">rivers</text:span></text:p>
      <text:p text:style-name="P1"><text:span text:style-name="T42">Jose Gallardo</text:span><text:span text:style-name="T49">1</text:span>, <text:span text:style-name="T46">Giannina Bellone</text:span><text:span text:style-name="T49">2</text:span><text:span text:style-name="T46">, Daniel Vigo</text:span><text:span text:style-name="T49">2</text:span><text:span text:style-name="T46">, Mariano Llamedo</text:span><text:span text:style-name="T49">1</text:span></text:p>
      <text:p text:style-name="P3"><text:span text:style-name="T49">1 </text:span><text:span text:style-name="T44">Investigation and Development in Bioengineering Group</text:span> <text:span text:style-name="T48">(GIBIO)</text:span></text:p>
      <text:p text:style-name="P2">National <text:span text:style-name="T43">Technological </text:span>University, <text:span text:style-name="T48">Buenos Aires</text:span> <text:span text:style-name="T43">Argentina</text:span></text:p>
      <text:p text:style-name="P11"><text:span text:style-name="T49">2 </text:span>Chronophysiology Lab, Institute for Biomedical Research (BIOMED), Catholic University of Argentina (UCA) and National Research Council (CONICET), Buenos Aires, Argentina</text:p>
      <text:p text:style-name="P4"/>
      <text:p text:style-name="P5"><text:span text:style-name="T17">Introduction</text:span><text:span text:style-name="T2">: </text:span><text:span text:style-name="T14">Sleep deprivation is associated with</text:span><text:span text:style-name="T6"> road accidents. </text:span></text:p>
      <text:p text:style-name="P5"><text:span text:style-name="T3">Autonomic nervous system (ANS) activity presents alterations during stress, extreme fatigue and drowsiness episodes. </text:span><text:span text:style-name="T4">The ANS activity can be estimated non invasive</text:span><text:span text:style-name="T15">ly</text:span><text:span text:style-name="T4"> from the </text:span><text:span text:style-name="T15">h</text:span><text:span text:style-name="T4">eart </text:span><text:span text:style-name="T15">r</text:span><text:span text:style-name="T4">ate </text:span><text:span text:style-name="T15">v</text:span><text:span text:style-name="T4">ariability (HRV) signal </text:span><text:span text:style-name="T11">calculat</text:span><text:span text:style-name="T4">ed from </text:span><text:span text:style-name="T11">th</text:span><text:span text:style-name="T4">e ECG. </text:span></text:p>
      <text:p text:style-name="P10"><text:span text:style-name="T5">The </text:span><text:span text:style-name="T6">aim</text:span><text:span text:style-name="T5"> of this</text:span><text:span text:style-name="T4"> work </text:span><text:span text:style-name="T5">is</text:span><text:span text:style-name="T4"> </text:span><text:span text:style-name="T24">to find useful parameters to detect </text:span><text:span text:style-name="T30">sleep deprivation</text:span><text:span text:style-name="T24"> on drivers. These parameters can be obtained from several multi-domain representation of the HRV, such as the Poincaré graph.</text:span></text:p>
      <text:p text:style-name="P7"><text:span text:style-name="T1"><text:s/></text:span><text:span text:style-name="T17">Materials and M</text:span><text:span text:style-name="T16">ethods</text:span><text:span text:style-name="T1">: </text:span><text:span text:style-name="T7">we utilized two groups of </text:span><text:span text:style-name="T9">non professional healthy </text:span><text:span text:style-name="T7">drivers </text:span><text:span text:style-name="T9">aging from 21 to 25 years old. T</text:span><text:span text:style-name="T8">he </text:span><text:span text:style-name="T11">subjects were </text:span><text:span text:style-name="T14">experimentally </text:span><text:span text:style-name="T11">divided </text:span><text:span text:style-name="T13">in</text:span><text:span text:style-name="T11"> t</text:span><text:span text:style-name="T14">w</text:span><text:span text:style-name="T11">o </text:span><text:span text:style-name="T14">groups: non-deprived</text:span><text:span text:style-name="T7"> </text:span><text:span text:style-name="T12">(</text:span><text:span text:style-name="T14">ND, sleep &gt;= 4 hours</text:span><text:span text:style-name="T12">) (N=10) and </text:span><text:span text:style-name="T14">deprived</text:span><text:span text:style-name="T12"> (D, </text:span><text:span text:style-name="T14">sleep &lt; 4 hours</text:span><text:span text:style-name="T12">) (N=13).</text:span><text:span text:style-name="T10"> </text:span><text:span text:style-name="T9">The ECG signal was obtained on rest for five minutes by a </text:span><text:span text:style-name="T12">D</text:span><text:span text:style-name="T13">1</text:span><text:span text:style-name="T12">-lead holter</text:span><text:span text:style-name="T9"> </text:span><text:span text:style-name="T10">The ECG signal was </text:span><text:span text:style-name="T12">preprocessed and </text:span><text:span text:style-name="T18">the RR interval series </text:span><text:span text:style-name="T25">calculated</text:span><text:span text:style-name="T18">. The RR series was analyz</text:span><text:span text:style-name="T25">ed</text:span><text:span text:style-name="T18"> </text:span><text:span text:style-name="T19">time-dom</text:span><text:span text:style-name="T26">a</text:span><text:span text:style-name="T19">in, through </text:span><text:span text:style-name="T21">statistic calculation, </text:span><text:span text:style-name="T19">frequency-domain, </text:span><text:span text:style-name="T20">the </text:span><text:span text:style-name="T19">power spectral density (PSD)</text:span><text:bookmark text:name="result_box2"/><text:span text:style-name="T19"> was obtained through</text:span><text:span text:style-name="T20"> Lomb periodogram</text:span><text:span text:style-name="T19">, and no</text:span><text:span text:style-name="T25">n</text:span><text:span text:style-name="T19">linear </text:span><text:span text:style-name="T20">parameters through</text:span><text:span text:style-name="T19"> Poincar</text:span><text:span text:style-name="T25">é</text:span><text:span text:style-name="T19"> </text:span><text:span text:style-name="T20">plot</text:span><text:span text:style-name="T19">. </text:span><text:span text:style-name="T30">To</text:span><text:span text:style-name="T22"> </text:span><text:span text:style-name="T21">analyze possible differences of the HRV parameters between the groups of drivers </text:span><text:span text:style-name="T31">Mann-Whitney was used and</text:span><text:span text:style-name="T22"> </text:span><text:span text:style-name="T23">a </text:span><text:span text:style-name="T32">p</text:span><text:span text:style-name="T23"> value of &lt; 0.05 was considered as significant.</text:span></text:p>
      <text:p text:style-name="P6"><text:span text:style-name="T17">R</text:span><text:span text:style-name="T16">esults: </text:span><text:span text:style-name="T41">B</text:span><text:span text:style-name="T35">oth the parameters of the time-domain and those of the frequency-domain resulted with non-significant </text:span><text:span text:style-name="T33">p</text:span><text:span text:style-name="T35"> values. </text:span><text:span text:style-name="T38">T</text:span><text:span text:style-name="T36">he nonlinear analysis, the parameter </text:span><text:span text:style-name="T39">SD12</text:span><text:span text:style-name="T36">, ratio of SD1/SD2, of Poincar</text:span><text:span text:style-name="T37">é</text:span><text:span text:style-name="T36"> plot, resulted with a </text:span><text:span text:style-name="T34">p</text:span><text:span text:style-name="T36"> value of 0.0438.</text:span></text:p>
      <text:p text:style-name="P8"><text:span text:style-name="T17">C</text:span><text:span text:style-name="T16">onclusion</text:span><text:span text:style-name="T1">: </text:span><text:span text:style-name="T27">This work show that only the nonlinear analysis of short-term HRV, </text:span><text:span text:style-name="T31">allowed the</text:span><text:span text:style-name="T27"> detect</text:span><text:span text:style-name="T31">ion</text:span><text:span text:style-name="T27"> </text:span><text:span text:style-name="T31">of a single night deprivation</text:span><text:span text:style-name="T27"> through </text:span><text:span text:style-name="T40">SD12</text:span><text:span text:style-name="T27">, </text:span><text:span text:style-name="T31">a </text:span><text:span text:style-name="T27">parameter of </text:span><text:span text:style-name="T31">the </text:span><text:span text:style-name="T27">Poincaré graph.</text:span></text:p>
      <text:p text:style-name="P9">In future work<text:span text:style-name="T45">s</text:span> <text:span text:style-name="T47">it </text:span>will be analyzed HRV of ultra short term RR series, equal or less than <text:span text:style-name="T47">one</text:span> minute of <text:span text:style-name="T47">duration</text:span> <text:span text:style-name="T47">in both</text:span> groups, through multi-domain analysis to find <text:span text:style-name="T47">new </text:span>parameters <text:span text:style-name="T47">capable of</text:span> detect<text:span text:style-name="T47">ion</text:span> <text:span text:style-name="T47">sleep deprivation</text:span> on driv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, 'Times New Roman'"/>
    <style:font-face style:name="Lohit Hindi1" svg:font-family="'Lohit Hindi'"/>
    <style:font-face style:name="DejaVu Sans1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Roman No9 L" svg:font-family="'Nimbus Roman No9 L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font-name-asian="DejaVu Sans1" style:font-family-asian="'DejaVu Sans'" style:font-pitch-asian="variable" style:font-size-asian="12pt" style:language-asian="en" style:country-asian="US" style:font-name-complex="Lohit Hindi2" style:font-family-complex="'Lohit Hindi'" style:font-pitch-complex="variable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Lohit Hindi2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left="0cm" fo:margin-right="0cm" fo:margin-top="0cm" fo:margin-bottom="0cm" loext:contextual-spacing="false" fo:text-align="justify" style:justify-single-word="false" fo:hyphenation-ladder-count="no-limit" fo:text-indent="0.423cm" style:auto-text-indent="false" fo:background-color="transparent"/>
      <style:text-properties style:font-name="Nimbus Roman No9 L" fo:font-family="'Nimbus Roman No9 L', 'Times New Roman'" style:font-family-generic="roman" style:font-pitch="variable" fo:font-size="10pt" style:font-size-asian="10pt"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left="0.25cm" fo:margin-right="0cm" fo:margin-top="0cm" fo:margin-bottom="0cm" loext:contextual-spacing="false" fo:text-indent="0cm" style:auto-text-indent="false" text:number-lines="false" text:line-number="0"/>
      <style:text-properties style:font-name="Nimbus Roman No9 L" fo:font-family="'Nimbus Roman No9 L', 'Times New Roman'" style:font-family-generic="roman" style:font-pitch="variable" fo:font-size="10pt" fo:font-style="normal" style:font-size-asian="10pt" style:font-style-asian="normal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Serif2" fo:font-family="'Liberation Serif', 'Times New Roman'" fo:font-size="10pt" style:font-name-asian="Liberation Serif2" style:font-family-asian="'Liberation Serif', 'Times New Roman'" style:font-size-asian="10pt" style:font-name-complex="Liberation Serif2" style:font-family-complex="'Liberation Serif', 'Times New Roman'" style:font-size-complex="10pt"/>
    </style:style>
    <style:style style:name="Title" style:family="paragraph" style:parent-style-name="Preformatted_20_Text" style:next-style-name="Subtitle" style:class="chapter">
      <style:paragraph-properties fo:margin-top="0cm" fo:margin-bottom="0.3cm" loext:contextual-spacing="false" fo:text-align="start" style:justify-single-word="false"/>
      <style:text-properties style:font-name="Nimbus Sans L" fo:font-family="'Nimbus Sans L', Arial" style:font-family-generic="swiss" style:font-pitch="variable" fo:font-size="14pt" fo:font-weight="bold" style:font-size-asian="14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yline" style:family="paragraph" style:parent-style-name="Preformatted_20_Text">
      <style:paragraph-properties fo:margin-top="0cm" fo:margin-bottom="0.3cm" loext:contextual-spacing="false" fo:text-align="start" style:justify-single-word="false"/>
      <style:text-properties style:font-name="Nimbus Sans L" fo:font-family="'Nimbus Sans L', Arial" style:font-family-generic="swiss" style:font-pitch="variable" fo:font-size="10pt" fo:font-style="normal" style:font-size-asian="10pt" style:font-style-asian="normal" style:font-size-complex="10pt"/>
    </style:style>
    <style:style style:name="Affliliation" style:family="paragraph" style:parent-style-name="Byline">
      <style:paragraph-properties fo:margin-top="0cm" fo:margin-bottom="0.499cm" loext:contextual-spacing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ffiliation" style:family="paragraph" style:parent-style-name="Preformatted_20_Text">
      <style:text-properties style:font-name="Nimbus Sans L" fo:font-family="'Nimbus Sans L', Arial" style:font-family-generic="swiss" style:font-pitch="variable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style:line-height-at-least="0.469cm" text:number-lines="false" text:line-number="0"/>
    </style:style>
    <style:style style:name="Table" style:family="paragraph" style:parent-style-name="Caption" style:class="extra">
      <style:paragraph-properties fo:margin-top="0.25cm" fo:margin-bottom="0cm" loext:contextual-spacing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3.97cm" fo:page-height="21.59cm" style:num-format="1" style:print-orientation="portrait" fo:margin-top="1.524cm" fo:margin-bottom="1.981cm" fo:margin-left="1.499cm" fo:margin-right="1.499cm" fo:background-color="#ffffff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3.951cm" fo:page-height="21.59cm" style:num-format="1" style:print-orientation="portrait" fo:margin-top="1.499cm" fo:margin-bottom="2cm" fo:margin-left="1.499cm" fo:margin-right="1.499cm" fo:background-color="#ffffff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3T17:10:01.121338135</dc:date>
    <meta:editing-duration>P24DT3H41M32S</meta:editing-duration>
    <meta:generator>LibreOffice/5.1.6.2$Linux_X86_64 LibreOffice_project/10m0$Build-2</meta:generator>
    <meta:editing-cycles>51</meta:editing-cycles>
    <meta:document-statistic meta:table-count="0" meta:image-count="0" meta:object-count="0" meta:page-count="1" meta:paragraph-count="12" meta:word-count="355" meta:character-count="2385" meta:non-whitespace-character-count="2038"/>
  </office:meta>
</office:document-meta>
</file>